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0.00pt" fo:font-weight="normal" fo:font-family="Verdana" style:font-family-asian="Verdana" style:font-family-complex="Verdana" fo:background-color="transparent" style:use-window-font-color="true" fo:font-style="italic"/>
    </style:style>
    <style:style style:name="T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6.00pt" fo:font-weight="normal" fo:font-family="'Cambria Math'" style:font-family-asian="'Cambria Math'" style:font-family-complex="'Cambria Math'" fo:background-color="transparent" style:use-window-font-color="true"/>
    </style:style>
    <style:style style:name="T1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6.00pt" fo:font-weight="normal" fo:font-family="Calibri" style:font-family-asian="Calibri" style:font-family-complex="Calibri" fo:background-color="transparent" style:use-window-font-color="true" fo:font-style="italic"/>
    </style:style>
    <style:style style:name="T1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6.00pt" fo:font-weight="normal" fo:font-family="'Cambria Math'" style:font-family-asian="'Cambria Math'" style:font-family-complex="'Cambria Math'" fo:background-color="transparent" style:use-window-font-color="true"/>
    </style:style>
    <style:style style:name="T1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6.00pt" fo:font-weight="normal" fo:font-family="Calibri" style:font-family-asian="Calibri" style:font-family-complex="Calibri" fo:background-color="transparent" style:use-window-font-color="true" fo:font-style="italic"/>
    </style:style>
    <style:style style:name="T1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6.00pt" fo:font-weight="normal" fo:font-family="'Cambria Math'" style:font-family-asian="'Cambria Math'" style:font-family-complex="'Cambria Math'" fo:background-color="transparent" style:use-window-font-color="true"/>
    </style:style>
    <style:style style:name="T2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6.00pt" fo:font-weight="normal" fo:font-family="Calibri" style:font-family-asian="Calibri" style:font-family-complex="Calibri" fo:background-color="transparent" style:use-window-font-color="true" fo:font-style="italic"/>
    </style:style>
    <style:style style:name="T2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6.00pt" fo:font-weight="normal" fo:font-family="'Cambria Math'" style:font-family-asian="'Cambria Math'" style:font-family-complex="'Cambria Math'" fo:background-color="transparent" style:use-window-font-color="true"/>
    </style:style>
    <style:style style:name="T2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6.00pt" fo:font-weight="normal" fo:font-family="'Cambria Math'" style:font-family-asian="'Cambria Math'" style:font-family-complex="'Cambria Math'" fo:background-color="transparent" style:use-window-font-color="true"/>
    </style:style>
    <style:style style:name="T3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6.00pt" fo:font-weight="normal" fo:font-family="'Cambria Math'" style:font-family-asian="'Cambria Math'" style:font-family-complex="'Cambria Math'" fo:background-color="transparent" style:use-window-font-color="true"/>
    </style:style>
    <style:style style:name="T3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/>
    </style:style>
    <style:style style:name="T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/>
    </style:style>
    <style:style style:name="T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/>
    </style:style>
    <style:style style:name="T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/>
    </style:style>
    <style:style style:name="T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/>
    </style:style>
    <style:style style:name="T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/>
    </style:style>
    <style:style style:name="T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/>
    </style:style>
    <style:style style:name="T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/>
    </style:style>
    <style:style style:name="T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/>
    </style:style>
    <style:style style:name="T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/>
    </style:style>
    <style:style style:name="T6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4.00pt" fo:font-weight="normal" fo:font-family="'Cambria Math'" style:font-family-asian="'Cambria Math'" style:font-family-complex="'Cambria Math'" fo:background-color="transparent" style:use-window-font-color="true"/>
    </style:style>
    <style:style style:name="T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22.00pt" fo:font-weight="normal" fo:font-family="Calibri" style:font-family-asian="Calibri" style:font-family-complex="Calibri" fo:background-color="#ff0000" fo:color="#ffff00"/>
    </style:style>
    <style:style style:name="T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4.00pt" fo:font-weight="normal" fo:font-family="Calibri" style:font-family-asian="Calibri" style:font-family-complex="Calibri" fo:background-color="#00ff00" fo:color="#ffff00"/>
    </style:style>
    <style:style style:name="T8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4.00pt" fo:font-weight="normal" fo:font-family="Calibri" style:font-family-asian="Calibri" style:font-family-complex="Calibri" fo:background-color="#ff0000" style:use-window-font-color="true"/>
    </style:style>
    <style:style style:name="T8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4.00pt" fo:font-weight="normal" fo:font-family="Calibri" style:font-family-asian="Calibri" style:font-family-complex="Calibri" fo:background-color="#ff0000" style:use-window-font-color="true"/>
    </style:style>
    <style:style style:name="T9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#ffff00" style:use-window-font-color="true"/>
    </style:style>
    <style:style style:name="T94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4.00pt" fo:font-weight="bold" fo:font-family="Calibri" style:font-family-asian="Calibri" style:font-family-complex="Calibri" fo:background-color="transparent" style:use-window-font-color="true" fo:font-style="italic"/>
    </style:style>
    <style:style style:name="T9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4.00pt" fo:font-weight="bold" fo:font-family="Calibri" style:font-family-asian="Calibri" style:font-family-complex="Calibri" fo:background-color="transparent" style:use-window-font-color="true" fo:font-style="italic"/>
    </style:style>
    <style:style style:name="T10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4.00pt" fo:font-weight="normal" fo:font-family="Calibri" style:font-family-asian="Calibri" style:font-family-complex="Calibri" fo:background-color="#ffff00" style:use-window-font-color="true"/>
    </style:style>
    <style:style style:name="T10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4.00pt" fo:font-weight="normal" fo:font-family="Calibri" style:font-family-asian="Calibri" style:font-family-complex="Calibri" fo:background-color="#ffff00" style:use-window-font-color="true"/>
    </style:style>
    <style:style style:name="T10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4.00pt" fo:font-weight="bold" fo:font-family="Calibri" style:font-family-asian="Calibri" style:font-family-complex="Calibri" fo:background-color="transparent" style:use-window-font-color="true" fo:font-style="italic"/>
    </style:style>
    <style:style style:name="T10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bottom="10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2">JAVA KEY POINTS TO REMEMBER</text:span></text:p>
      <text:p text:style-name="P1"><text:span text:style-name="T3">write once run anywhere</text:span><text:span text:style-name="T4"/></text:p>
      <text:p text:style-name="P1"><text:span text:style-name="T4">-Java is a Highlevel,ObjectOriented &amp; Platform Independent language</text:span></text:p>
      <text:p text:style-name="P1"><text:span text:style-name="T5">Features:</text:span><text:span text:style-name="T6"/></text:p>
      <text:p text:style-name="P1"><text:span text:style-name="T6">1.Simple(dont have any pointer concept)</text:span></text:p>
      <text:p text:style-name="P1"><text:span text:style-name="T6">2.Object Oriented(Real world object we can represent)</text:span></text:p>
      <text:p text:style-name="P1"><text:span text:style-name="T6">3.Platform Independent(Program can run on any OS)</text:span></text:p>
      <text:p text:style-name="P1"><text:span text:style-name="T6">4.Robust(User friendly)</text:span></text:p>
      <text:p text:style-name="P1"><text:span text:style-name="T6">5.Secure(virus free,tamper free system)</text:span></text:p>
      <text:p text:style-name="P1"><text:span text:style-name="T6">6.Architectural Neutaral(file format which make complile code exexute on any processor)</text:span></text:p>
      <text:p text:style-name="P1"><text:span text:style-name="T7">Basic Syntax</text:span><text:span text:style-name="T8"/></text:p>
      <text:list text:style-name="L2">
        <text:list-item>
          <text:p text:style-name="P2"><text:span text:style-name="T9"><text:s/>Case Sensitivity</text:span><text:span text:style-name="T10"/></text:p>
        </text:list-item>
        <text:list-item>
          <text:p text:style-name="P2"><text:span text:style-name="T10">Class Names<text:s/></text:span><text:span text:style-name="T11">−</text:span><text:span text:style-name="T12"><text:s/>first letter should be in Upper Case.<text:s/></text:span><text:span text:style-name="T13">Example: class MyFirstJavaClas</text:span><text:span text:style-name="T14"/></text:p>
        </text:list-item>
        <text:list-item>
          <text:p text:style-name="P2"><text:span text:style-name="T14">Method Names<text:s/></text:span><text:span text:style-name="T15">−</text:span><text:span text:style-name="T16"><text:s/>All method names should start with a Lower Case letter</text:span><text:span text:style-name="T17">.Example: public void myMethodName()</text:span></text:p>
        </text:list-item>
      </text:list>
      <text:p text:style-name="P3"><text:span text:style-name="T18"/></text:p>
      <text:list text:style-name="L4">
        <text:list-item>
          <text:p text:style-name="P4"><text:span text:style-name="T18">Program File Name<text:s/></text:span><text:span text:style-name="T19">−</text:span><text:span text:style-name="T20"><text:s/>Name of the program file should exactly match the class name.</text:span></text:p>
        </text:list-item>
      </text:list>
      <text:p text:style-name="P5"><text:span text:style-name="T21">Example: Assume 'MyFirstJavaProgram' is the class name. Then the file should be saved as 'MyFirstJavaProgram.java</text:span><text:span text:style-name="T22">'</text:span></text:p>
      <text:p text:style-name="P5"><text:span text:style-name="T22"/></text:p>
      <text:list text:style-name="L6">
        <text:list-item>
          <text:p text:style-name="P6"><text:span text:style-name="T22">public static void main(String args[])<text:s/></text:span><text:span text:style-name="T23">−</text:span><text:span text:style-name="T24"><text:s/>Java program processing starts from the main() method which is a mandatory part of every Java program</text:span><text:span text:style-name="T25"/></text:p>
        </text:list-item>
      </text:list>
      <text:p text:style-name="P7"><text:span text:style-name="T26">======================================================</text:span><text:span text:style-name="T27"/></text:p>
      <text:p text:style-name="P7"><text:span text:style-name="T28">Java Identifier</text:span><text:span text:style-name="T29">-Names used for classes, variables, and methods are called identifiers.</text:span></text:p>
      <text:p text:style-name="P7"><text:span text:style-name="T30">Java Modifiers</text:span><text:span text:style-name="T31">-</text:span></text:p>
      <text:p text:style-name="P7"><text:span text:style-name="T32">Access Modifier</text:span><text:span text:style-name="T33">s<text:s/></text:span><text:span text:style-name="T34">−</text:span><text:span text:style-name="T35"><text:s/>default, public , protected, private</text:span></text:p>
      <text:p text:style-name="P7"><text:span text:style-name="T36">Non-access Modifiers</text:span><text:span text:style-name="T37"><text:s/></text:span><text:span text:style-name="T38">−</text:span><text:span text:style-name="T39"><text:s/>final, abstract, strictfp</text:span></text:p>
      <text:p text:style-name="P7"><text:span text:style-name="T40">Java Variables</text:span></text:p>
      <text:p text:style-name="P7"><text:span text:style-name="T41">1.Local</text:span></text:p>
      <text:p text:style-name="P7"><text:span text:style-name="T41">2.Class</text:span></text:p>
      <text:p text:style-name="P7"><text:span text:style-name="T41">3.Instance</text:span></text:p>
      <text:p text:style-name="P7"><text:span text:style-name="T42">Java Arrays-</text:span><text:span text:style-name="T43">Arrays</text:span><text:span text:style-name="T44"><text:s/></text:span><text:span text:style-name="T45">are</text:span><text:span text:style-name="T46"><text:s/></text:span><text:span text:style-name="T47">objects</text:span><text:span text:style-name="T48"><text:s/></text:span><text:span text:style-name="T49">that</text:span><text:span text:style-name="T50"><text:s/></text:span><text:span text:style-name="T51">store</text:span><text:span text:style-name="T52"><text:s/></text:span><text:span text:style-name="T53">multiple</text:span><text:span text:style-name="T54"><text:s/></text:span><text:span text:style-name="T55">variables</text:span><text:span text:style-name="T56"><text:s/></text:span><text:span text:style-name="T57">of</text:span><text:span text:style-name="T58"><text:s/></text:span><text:span text:style-name="T59">the</text:span><text:span text:style-name="T60"><text:s/></text:span><text:span text:style-name="T61">same</text:span><text:span text:style-name="T62"><text:s/></text:span><text:span text:style-name="T63">type</text:span><text:span text:style-name="T64">. </text:span></text:p>
      <text:p text:style-name="P7"><text:span text:style-name="T64">-Elements are stored in the form of index.</text:span></text:p>
      <text:p text:style-name="P7"><text:span text:style-name="T64">-3 ways to write array</text:span></text:p>
      <text:p text:style-name="P7"><text:span text:style-name="T64">1)int a[];</text:span></text:p>
      <text:p text:style-name="P7"><text:span text:style-name="T64">a=new int[10];<text:s text:c="6"/>//[]-index operator</text:span></text:p>
      <text:p text:style-name="P7"><text:span text:style-name="T64">a[0]=20;</text:span></text:p>
      <text:p text:style-name="P7"><text:span text:style-name="T64">a[1]=22;</text:span></text:p>
      <text:p text:style-name="P7"><text:span text:style-name="T64">.;</text:span></text:p>
      <text:p text:style-name="P7"><text:span text:style-name="T64">;</text:span></text:p>
      <text:p text:style-name="P7"><text:span text:style-name="T65">2)int a[]=new int [10];</text:span></text:p>
      <text:p text:style-name="P7"><text:span text:style-name="T65">a[0]=20;</text:span></text:p>
      <text:p text:style-name="P7"><text:span text:style-name="T66">3)</text:span><text:span text:style-name="T67">int a[]={20,22,.....}</text:span></text:p>
      <text:p text:style-name="P7"><text:span text:style-name="T68">Type</text:span><text:span text:style-name="T69">---1}Single Dimensional Array</text:span></text:p>
      <text:p text:style-name="P7"><text:span text:style-name="T69">2)Multi Dimensional</text:span></text:p>
      <text:p text:style-name="P7"><text:span text:style-name="T70">Advantages</text:span><text:span text:style-name="T71">-1)In a single variable we can store more than one variable</text:span></text:p>
      <text:p text:style-name="P7"><text:span text:style-name="T71">2)Random access to array element</text:span></text:p>
      <text:p text:style-name="P7"><text:span text:style-name="T72">Disdavantages-</text:span></text:p>
      <text:p text:style-name="P7"><text:span text:style-name="T73">1)</text:span><text:span text:style-name="T74">Homogenous(Same data type)</text:span></text:p>
      <text:p text:style-name="P7"><text:span text:style-name="T74">2)Size is fixed</text:span></text:p>
      <text:p text:style-name="P7"><text:span text:style-name="T74">=============================================================</text:span></text:p>
      <text:p text:style-name="P7"><text:span text:style-name="T75">OOPs</text:span><text:span text:style-name="T76"/></text:p>
      <text:p text:style-name="P7"><text:span text:style-name="T77">Object=</text:span><text:span text:style-name="T78">It is a physical entity that descrives the state and behaviour of class</text:span></text:p>
      <text:p text:style-name="P7"><text:span text:style-name="T79">Class=</text:span><text:span text:style-name="T80">is a blue print ,collection of object,its a logical entity,contains data member ,member function also contain constructor</text:span></text:p>
      <text:p text:style-name="P7"><text:span text:style-name="T80">Constructor=To initialize the object</text:span></text:p>
      <text:p text:style-name="P7"><text:span text:style-name="T80"/></text:p>
      <text:p text:style-name="P7"><text:span text:style-name="T81">Features:</text:span></text:p>
      <text:p text:style-name="P7"><text:span text:style-name="T82">1.</text:span><text:span text:style-name="T83">Inheritanc</text:span><text:span text:style-name="T84">e-Inheriting the ppt of parent class into child class</text:span></text:p>
      <text:p text:style-name="P7"><text:span text:style-name="T84">eg:Dog<text:s/></text:span><text:span text:style-name="T85">IS-A<text:s/></text:span><text:span text:style-name="T86">Animal<text:s text:c="19"/>||Dog =Child class<text:s text:c="2"/>||Animal=Parent class </text:span></text:p>
      <text:p text:style-name="P8"><text:span text:style-name="T86"><text:s text:c="6"/>a)Singlelevel<text:s text:c="4"/>b)Multilevel<text:s text:c="3"/>c)Heirarchial<text:s text:c="3"/>d)</text:span><text:span text:style-name="T87">Multiple<text:s text:c="3"/></text:span><text:span text:style-name="T88">e)</text:span><text:span text:style-name="T89">Hybrid</text:span></text:p>
      <text:p text:style-name="P8"><text:span text:style-name="T90">Adv</text:span><text:span text:style-name="T91">: Code Reusabiliy,Code Sharing</text:span></text:p>
      <text:p text:style-name="P9"><text:span text:style-name="T91"/></text:p>
      <text:p text:style-name="P9"><text:span text:style-name="T91">2.</text:span><text:span text:style-name="T92">Encapsulation<text:s text:c="2"/></text:span><text:span text:style-name="T93">(data hiding)</text:span><text:span text:style-name="T94"/></text:p>
      <text:p text:style-name="P9"><text:span text:style-name="T94">-</text:span><text:span text:style-name="T95">wrapping the date &amp; code acting on the data together in a single unit</text:span></text:p>
      <text:p text:style-name="P9"><text:span text:style-name="T95">Steps:- 1)Declare variable of class as private</text:span></text:p>
      <text:p text:style-name="P9"><text:span text:style-name="T95"><text:s text:c="15"/>2) Provide public getter &amp; setter methods to modify variable values</text:span></text:p>
      <text:p text:style-name="P9"><text:span text:style-name="T96">3.Polymorphism(poly-many,phism-forms)</text:span></text:p>
      <text:p text:style-name="P9"><text:span text:style-name="T96">eg;-</text:span><text:span text:style-name="T97">water====solid,liquid,gas</text:span></text:p>
      <text:p text:style-name="P9"><text:span text:style-name="T97"><text:s text:c="6"/>shapes====circle,rectangkle,square</text:span></text:p>
      <text:p text:style-name="P9"><text:span text:style-name="T97">Types:1.Compile Time(static Polymorphism)</text:span></text:p>
      <text:p text:style-name="P9"><text:span text:style-name="T97"><text:s text:c="12"/></text:span><text:span text:style-name="T98">Achieved by Method Overloading</text:span></text:p>
      <text:p text:style-name="P9"><text:span text:style-name="T99">Type2.Run Time Poymorphism(Dyanamic )</text:span></text:p>
      <text:p text:style-name="P9"><text:span text:style-name="T100"><text:s text:c="15"/>Achieved by Method Overriding</text:span><text:span text:style-name="T101"/></text:p>
      <text:p text:style-name="P9"><text:span text:style-name="T101">this allows a child class to provide specific implementation of a method that is already provided by one of its parent class</text:span></text:p>
      <text:p text:style-name="P9"><text:span text:style-name="T101"/></text:p>
      <text:p text:style-name="P9"><text:span text:style-name="T101">4.Abstraction:-It is detail hiding ......Data abstraction deals with<text:s/></text:span><text:span text:style-name="T102">exposing the interface to user<text:s text:c="2"/>&amp;<text:s text:c="2"/>hiding details of implementation</text:span></text:p>
      <text:p text:style-name="P9"><text:span text:style-name="T103">2 ways we can chieve</text:span></text:p>
      <text:p text:style-name="P9"><text:span text:style-name="T103">-</text:span><text:span text:style-name="T104">Abstraction(0-100%)[Normal +Abstraction Method]</text:span></text:p>
      <text:p text:style-name="P9"><text:span text:style-name="T104">-Interfaces(100% we can achieve hiding)[Abstract Method]</text:span></text:p>
      <text:p text:style-name="P9"><text:span text:style-name="T105"/></text:p>
      <text:p text:style-name="P9"><text:span text:style-name="T105"/></text:p>
      <text:p text:style-name="P9"><text:span text:style-name="T105"/></text:p>
      <text:p text:style-name="P9"><text:span text:style-name="T106"/></text:p>
      <text:p text:style-name="P9"><text:span text:style-name="T106"/></text:p>
      <text:p text:style-name="P9"><text:span text:style-name="T106"/></text:p>
      <text:p text:style-name="P9"><text:span text:style-name="T107"/></text:p>
      <text:p text:style-name="P9"><text:span text:style-name="T108"/></text:p>
      <text:p text:style-name="P9"><text:span text:style-name="T109"/></text:p>
      <text:p text:style-name="P9"><text:span text:style-name="T109"/></text:p>
      <text:p text:style-name="P9"><text:span text:style-name="T110"/></text:p>
      <text:p text:style-name="P9"><text:span text:style-name="T110"/></text:p>
      <text:p text:style-name="P9"><text:span text:style-name="T110"/></text:p>
      <text:p text:style-name="P9"><text:span text:style-name="T111"/></text:p>
      <text:p text:style-name="P10"><text:span text:style-name="T111"/></text:p>
      <text:p text:style-name="P10"><text:span text:style-name="T11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